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4.925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909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70" style:family="table-cell" style:parent-style-name="Default">
      <style:text-properties fo:color="#000000" style:font-name="Arial" fo:font-size="10pt" fo:font-weight="bold"/>
    </style:style>
    <style:style style:name="ce71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2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5" style:family="table-cell" style:parent-style-name="Default">
      <style:text-properties style:font-name="Arial" fo:font-size="10pt" fo:font-weight="bold" style:font-name-asian="Tahoma"/>
    </style:style>
    <style:style style:name="ce76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7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2" style:family="table-cell" style:parent-style-name="Default">
      <style:table-cell-properties fo:border="0.0008in solid #000000"/>
      <style:text-properties style:font-name="Arial" fo:font-size="10pt"/>
    </style:style>
    <style:style style:name="ce83" style:family="table-cell" style:parent-style-name="Default">
      <style:table-cell-properties fo:border="0.0008in solid #000000"/>
      <style:text-properties style:font-name="Arial" fo:font-size="10pt" fo:font-weight="bold" style:font-weight-asian="bold" style:font-weight-complex="bold"/>
    </style:style>
    <style:style style:name="ce84" style:family="table-cell" style:parent-style-name="Default">
      <style:table-cell-properties fo:border="0.0008in solid #000000"/>
    </style:style>
    <style:style style:name="ce85" style:family="table-cell" style:parent-style-name="Default">
      <style:table-cell-properties fo:border="0.0008in solid #000000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able-cell-properties fo:border="0.0008in solid #000000"/>
      <style:text-properties style:font-name="Arial"/>
    </style:style>
    <style:style style:name="ce8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8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68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ext-properties style:font-name="Arial" fo:font-size="10pt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wrap-option="wrap"/>
      <style:text-properties style:font-name="Arial" fo:font-size="10pt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7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7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8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9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ahoma" style:font-name-complex="Tahoma2"/>
    </style:style>
    <style:style style:name="T5" style:family="text">
      <style:text-properties fo:font-weight="bold" style:font-name-asian="Tahoma" style:font-weight-asian="bold" style:font-name-complex="Tahoma2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">
          <table:table-cell table:style-name="ce5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57"/>
          <table:table-cell table:style-name="ce57" table:number-columns-spanned="3" table:number-rows-spanned="1"/>
          <table:covered-table-cell table:style-name="ce57"/>
          <table:covered-table-cell table:style-name="ce57"/>
          <table:table-cell table:style-name="ce57" table:number-columns-repeated="248"/>
          <table:table-cell/>
        </table:table-row>
        <table:table-row table:style-name="ro1" table:number-rows-repeated="3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6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8" office:value-type="string">
            <text:p>PLF Integrate SMOKE TESTS</text:p>
          </table:table-cell>
          <table:table-cell table:style-name="ce94" table:number-columns-repeated="4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Version:</text:p>
          </table:table-cell>
          <table:table-cell table:style-name="ce107" office:value-type="float" office:value="1.3">
            <text:p>1.3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Issue date:</text:p>
          </table:table-cell>
          <table:table-cell table:style-name="ce108" office:value-type="string">
            <text:p>15/Dec/11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Name:</text:p>
          </table:table-cell>
          <table:table-cell table:style-name="ce109" office:value-type="string">
            <text:p>Platform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Code:</text:p>
          </table:table-cell>
          <table:table-cell table:style-name="ce109" office:value-type="string">
            <text:p>PLF 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Module</text:p>
          </table:table-cell>
          <table:table-cell table:style-name="ce109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Total Cases:</text:p>
          </table:table-cell>
          <table:table-cell table:style-name="ce109" table:formula="of:=[Data.C4]" office:value-type="float" office:value="9">
            <text:p>9</text:p>
          </table:table-cell>
          <table:table-cell table:style-name="ce114"/>
          <table:table-cell table:style-name="ce94" table:number-columns-repeated="2"/>
          <table:table-cell table:style-name="ce57" table:number-columns-repeated="249"/>
          <table:table-cell/>
        </table:table-row>
        <table:table-row table:style-name="ro21">
          <table:table-cell table:style-name="ce95"/>
          <table:table-cell table:style-name="ce100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95" table:number-columns-repeated="248"/>
          <table:table-cell/>
        </table:table-row>
        <table:table-row table:style-name="ro1" table:number-rows-repeated="2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22">
          <table:table-cell table:style-name="ce96"/>
          <table:table-cell table:style-name="ce101" office:value-type="string">
            <text:p>Record of change:</text:p>
          </table:table-cell>
          <table:table-cell table:style-name="ce57" table:number-columns-repeated="5"/>
          <table:table-cell table:style-name="ce96" table:number-columns-repeated="248"/>
          <table:table-cell/>
        </table:table-row>
        <table:table-row table:style-name="ro23">
          <table:table-cell table:style-name="ce96"/>
          <table:table-cell table:style-name="ce102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3" office:value-type="date" office:date-value="2010-10-06">
            <text:p>6-Oct-10</text:p>
          </table:table-cell>
          <table:table-cell table:style-name="ce111" office:value-type="string">
            <text:p>1.0</text:p>
          </table:table-cell>
          <table:table-cell table:style-name="ce115" office:value-type="string">
            <text:p>New document</text:p>
          </table:table-cell>
          <table:table-cell table:style-name="ce120" office:value-type="string">
            <text:p>minh.nguyen</text:p>
          </table:table-cell>
          <table:table-cell table:style-name="ce122"/>
          <table:table-cell table:style-name="ce138"/>
          <table:table-cell table:style-name="ce95"/>
          <table:table-cell table:style-name="ce96" table:number-columns-repeated="247"/>
          <table:table-cell/>
        </table:table-row>
        <table:table-row table:style-name="ro1">
          <table:table-cell table:style-name="ce95"/>
          <table:table-cell table:style-name="ce104" office:value-type="string">
            <text:p>23-Dect-10</text:p>
          </table:table-cell>
          <table:table-cell table:style-name="ce111" office:value-type="string">
            <text:p>1.1</text:p>
          </table:table-cell>
          <table:table-cell table:style-name="ce115" office:value-type="string">
            <text:p>Update ID, slit in cases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8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8/Apr/11</text:p>
          </table:table-cell>
          <table:table-cell table:style-name="ce111" office:value-type="string">
            <text:p>1.2</text:p>
          </table:table-cell>
          <table:table-cell table:style-name="ce115" office:value-type="string">
            <text:p>Add test for Wiki intergration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15/Dec/11</text:p>
          </table:table-cell>
          <table:table-cell table:style-name="ce111" office:value-type="string">
            <text:p>1.3</text:p>
          </table:table-cell>
          <table:table-cell table:style-name="ce115" office:value-type="string">
            <text:p>Update ID, remove cases</text:p>
          </table:table-cell>
          <table:table-cell table:style-name="ce121" office:value-type="string">
            <text:p>hanh.ly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6"/>
          <table:table-cell table:style-name="ce122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57"/>
          <table:table-cell table:style-name="ce95" table:number-columns-repeated="247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 table:number-rows-repeated="2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6"/>
          <table:table-cell table:style-name="ce113"/>
          <table:table-cell table:style-name="ce119"/>
          <table:table-cell table:style-name="ce135" table:number-columns-repeated="2"/>
          <table:table-cell table:style-name="ce141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7"/>
          <table:table-cell table:style-name="ce57" table:number-columns-repeated="247"/>
          <table:table-cell/>
        </table:table-row>
        <table:table-row table:style-name="ro1" table:number-rows-repeated="3">
          <table:table-cell table:style-name="ce57" table:number-columns-repeated="255"/>
          <table:table-cell/>
        </table:table-row>
        <table:table-row table:style-name="ro1" table:number-rows-repeated="9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 table:number-rows-repeated="10">
          <table:table-cell table:style-name="ce57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8" office:value-type="string" table:number-columns-spanned="7" table:number-rows-spanned="1">
            <text:p>Check List</text:p>
            <text:p>Based on Product build version: PLF 3.5.x</text:p>
          </table:table-cell>
          <table:covered-table-cell table:style-name="ce61"/>
          <table:covered-table-cell table:style-name="ce80"/>
          <table:covered-table-cell table:style-name="ce80"/>
          <table:covered-table-cell/>
          <table:covered-table-cell table:style-name="ce34"/>
          <table:covered-table-cell table:style-name="ce34"/>
          <table:table-cell table:style-name="ce34" table:number-columns-repeated="249"/>
          <table:table-cell table:number-columns-repeated="768"/>
        </table:table-row>
        <table:table-row table:style-name="ro14">
          <table:table-cell table:style-name="ce59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Selenium</text:p>
          </table:table-cell>
          <table:table-cell table:style-name="ce124" office:value-type="string" table:number-columns-spanned="2" table:number-rows-spanned="1">
            <text:p>Table of record</text:p>
          </table:table-cell>
          <table:covered-table-cell table:style-name="ce91"/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High</text:p>
          </table:table-cell>
          <table:table-cell table:style-name="ce92" table:formula="of:=SUMPRODUCT(([.D3:.D540]=&quot;High&quot;)*([.E3:.E540]=&quot;x&quot;))" office:value-type="float" office:value="9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12">
          <table:table-cell table:style-name="ce40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Medium</text:p>
          </table:table-cell>
          <table:table-cell table:style-name="ce88" table:formula="of:=SUMPRODUCT(([.D4:.D540]=&quot;Medium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Low</text:p>
          </table:table-cell>
          <table:table-cell table:style-name="ce92" table:formula="of:=SUMPRODUCT(([.D4:.D540]=&quot;Low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44" office:value-type="string">
            <text:p>Check integrate with Wiki</text:p>
          </table:table-cell>
          <table:table-cell table:style-name="ce83"/>
          <table:table-cell table:style-name="ce85" office:value-type="string">
            <text:p>High</text:p>
          </table:table-cell>
          <table:table-cell table:style-name="ce87" office:value-type="string">
            <text:p>x</text:p>
          </table:table-cell>
          <table:table-cell table:style-name="ce89" table:number-columns-repeated="251"/>
          <table:table-cell table:style-name="ce93" table:number-columns-repeated="768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6</text:p>
          </table:table-cell>
          <table:table-cell table:style-name="ce43" office:value-type="string">
            <text:p>Add new topic, post &amp; check activity for pos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43" office:value-type="string">
            <text:p>Add integrated application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43" office:value-type="string">
            <text:p>Check ID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43" office:value-type="string">
            <text:p>Check CMIS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number-columns-repeated="2"/>
          <table:table-cell table:style-name="ce84" table:number-columns-repeated="3"/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0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9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71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1">
          <table:table-cell table:style-name="ce142"/>
          <table:table-cell table:style-name="ce147" office:value-type="string">
            <text:p>TEST CASES</text:p>
          </table:table-cell>
          <table:table-cell table:style-name="ce147"/>
          <table:table-cell table:style-name="ce148" table:number-columns-repeated="2"/>
          <table:table-cell table:style-name="ce142"/>
          <table:table-cell table:style-name="ce161"/>
          <table:table-cell table:style-name="ce148" table:number-columns-repeated="2"/>
          <table:table-cell table:style-name="ce182" table:number-columns-repeated="219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8" table:number-columns-repeated="4"/>
          <table:table-cell table:style-name="ce142"/>
          <table:table-cell table:style-name="ce161"/>
          <table:table-cell table:style-name="ce148" table:number-columns-repeated="2"/>
          <table:table-cell table:style-name="ce183" office:value-type="string">
            <text:p>Passed</text:p>
          </table:table-cell>
          <table:table-cell table:style-name="ce183" table:formula="of:=COUNTIF([.K$7:.K$1012];[.$J2])" office:value-type="float" office:value="25">
            <text:p>25</text:p>
          </table:table-cell>
          <table:table-cell table:style-name="ce183" table:formula="of:=COUNTIF([.L$7:.L$1012];[.$J2])" office:value-type="float" office:value="25">
            <text:p>25</text:p>
          </table:table-cell>
          <table:table-cell table:style-name="ce183" table:formula="of:=COUNTIF([.M$7:.M$1012];[.$J2])" office:value-type="float" office:value="0">
            <text:p>0</text:p>
          </table:table-cell>
          <table:table-cell table:style-name="ce183" table:formula="of:=COUNTIF([.N$7:.N$1012];[.$J2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9" office:value-type="string">
            <text:p>Functions List<text:span text:style-name="T2">:</text:span></text:p>
          </table:table-cell>
          <table:table-cell table:style-name="ce154" table:number-columns-spanned="3" table:number-rows-spanned="1"/>
          <table:covered-table-cell table:style-name="ce160"/>
          <table:covered-table-cell table:style-name="ce155"/>
          <table:table-cell table:style-name="ce142"/>
          <table:table-cell table:style-name="ce161"/>
          <table:table-cell table:style-name="ce176"/>
          <table:table-cell table:style-name="ce180"/>
          <table:table-cell table:style-name="ce183" office:value-type="string">
            <text:p>Failed</text:p>
          </table:table-cell>
          <table:table-cell table:style-name="ce183" table:formula="of:=COUNTIF([.K$7:.K$1012];[.$J3])" office:value-type="float" office:value="0">
            <text:p>0</text:p>
          </table:table-cell>
          <table:table-cell table:style-name="ce183" table:formula="of:=COUNTIF([.L$7:.L$1012];[.$J3])" office:value-type="float" office:value="0">
            <text:p>0</text:p>
          </table:table-cell>
          <table:table-cell table:style-name="ce183" table:formula="of:=COUNTIF([.M$7:.M$1012];[.$J3])" office:value-type="float" office:value="0">
            <text:p>0</text:p>
          </table:table-cell>
          <table:table-cell table:style-name="ce183" table:formula="of:=COUNTIF([.N$7:.N$1012];[.$J3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2">
          <table:table-cell table:style-name="ce142"/>
          <table:table-cell table:style-name="ce149" office:value-type="string">
            <text:p>Total Main Cases:</text:p>
          </table:table-cell>
          <table:table-cell table:style-name="ce155" table:formula="of:=MAX([.A7:.A998])" office:value-type="float" office:value="9" table:number-columns-spanned="3" table:number-rows-spanned="1">
            <text:p>9</text:p>
          </table:table-cell>
          <table:covered-table-cell table:style-name="ce161"/>
          <table:covered-table-cell table:style-name="ce161"/>
          <table:table-cell table:style-name="ce142"/>
          <table:table-cell table:style-name="ce161"/>
          <table:table-cell table:style-name="ce176"/>
          <table:table-cell table:style-name="ce181"/>
          <table:table-cell table:style-name="ce183" office:value-type="string">
            <text:p>Blocked</text:p>
          </table:table-cell>
          <table:table-cell table:style-name="ce183" table:formula="of:=COUNTIF([.K$7:.K$1012];[.$J4])" office:value-type="float" office:value="0">
            <text:p>0</text:p>
          </table:table-cell>
          <table:table-cell table:style-name="ce183" table:formula="of:=COUNTIF([.L$7:.L$1012];[.$J4])" office:value-type="float" office:value="0">
            <text:p>0</text:p>
          </table:table-cell>
          <table:table-cell table:style-name="ce183" table:formula="of:=COUNTIF([.M$7:.M$1012];[.$J4])" office:value-type="float" office:value="0">
            <text:p>0</text:p>
          </table:table-cell>
          <table:table-cell table:style-name="ce183" table:formula="of:=COUNTIF([.N$7:.N$1012];[.$J4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3"/>
          <table:table-cell table:style-name="ce150"/>
          <table:table-cell table:style-name="ce143" table:number-columns-repeated="7"/>
          <table:table-cell table:style-name="ce184" office:value-type="string">
            <text:p>Untested</text:p>
          </table:table-cell>
          <table:table-cell table:style-name="ce183" table:formula="of:=COUNTIF([.K$7:.K$1012];[.$J5])" office:value-type="float" office:value="0">
            <text:p>0</text:p>
          </table:table-cell>
          <table:table-cell table:style-name="ce183" table:formula="of:=COUNTIF([.L$7:.L$1012];[.$J5])" office:value-type="float" office:value="0">
            <text:p>0</text:p>
          </table:table-cell>
          <table:table-cell table:style-name="ce183" table:formula="of:=COUNTIF([.M$7:.M$1012];[.$J5])" office:value-type="float" office:value="0">
            <text:p>0</text:p>
          </table:table-cell>
          <table:table-cell table:style-name="ce183" table:formula="of:=COUNTIF([.N$7:.N$1012];[.$J5])" office:value-type="float" office:value="0">
            <text:p>0</text:p>
          </table:table-cell>
          <table:table-cell table:style-name="ce143" table:number-columns-repeated="232"/>
          <table:table-cell table:style-name="ce142" table:number-columns-repeated="9"/>
        </table:table-row>
        <table:table-row table:style-name="ro12">
          <table:table-cell table:style-name="ce144" office:value-type="string">
            <text:p>Case No</text:p>
          </table:table-cell>
          <table:table-cell table:style-name="ce151" office:value-type="string">
            <text:p>Related function</text:p>
          </table:table-cell>
          <table:table-cell table:style-name="ce151" office:value-type="string">
            <text:p>Case ID</text:p>
          </table:table-cell>
          <table:table-cell table:style-name="ce151" office:value-type="string">
            <text:p>Path</text:p>
          </table:table-cell>
          <table:table-cell table:style-name="ce165" office:value-type="string">
            <text:p>Case Description</text:p>
          </table:table-cell>
          <table:table-cell table:style-name="ce151" office:value-type="string">
            <text:p>Step Description</text:p>
          </table:table-cell>
          <table:table-cell table:style-name="ce151" office:value-type="string">
            <text:p>Steps to produce</text:p>
          </table:table-cell>
          <table:table-cell table:style-name="ce15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51" office:value-type="string">
            <text:p>Tester</text:p>
          </table:table-cell>
          <table:table-cell table:style-name="ce151" office:value-type="string">
            <text:p>IE7</text:p>
          </table:table-cell>
          <table:table-cell table:style-name="ce151" office:value-type="string">
            <text:p>FireFox3.5</text:p>
          </table:table-cell>
          <table:table-cell table:style-name="ce151" office:value-type="string">
            <text:p>Comment/Bug</text:p>
          </table:table-cell>
          <table:table-cell table:style-name="ce151" table:number-columns-repeated="5"/>
          <table:table-cell table:style-name="ce190" table:number-columns-repeated="211"/>
          <table:table-cell table:style-name="ce161" table:number-columns-repeated="17"/>
          <table:table-cell table:style-name="ce142" table:number-columns-repeated="9"/>
        </table:table-row>
        <table:table-row table:style-name="ro12">
          <table:table-cell table:style-name="ce145" office:value-type="float" office:value="1">
            <text:p>001</text:p>
          </table:table-cell>
          <table:table-cell table:style-name="ce40" office:value-type="string">
            <text:p>SMOKE_PLF_INT_01</text:p>
          </table:table-cell>
          <table:table-cell table:style-name="ce156" office:value-type="float" office:value="1">
            <text:p>001</text:p>
          </table:table-cell>
          <table:table-cell table:style-name="ce90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69" office:value-type="string">
            <text:p>Step 1: Show Intranet Home page</text:p>
          </table:table-cell>
          <table:table-cell table:style-name="ce166" office:value-type="string">
            <text:p>- Login intranet site by root</text:p>
          </table:table-cell>
          <table:table-cell table:style-name="ce169" office:value-type="string">
            <text:p>Home page is show properly, gadgets are well display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4">
          <table:table-cell table:style-name="ce14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0" office:value-type="string">
            <text:p>SMOKE_PLF_INT_02</text:p>
          </table:table-cell>
          <table:table-cell table:style-name="ce157" office:value-type="float" office:value="1">
            <text:p>001</text:p>
          </table:table-cell>
          <table:table-cell table:style-name="ce90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69" office:value-type="string">
            <text:p>Step 1: Add space</text:p>
          </table:table-cell>
          <table:table-cell table:style-name="ce166" office:value-type="string">
            <text:p>- At Intranet Home page, click <text:span text:style-name="T3">Find </text:span><text:span text:style-name="T3">Space </text:span>under <text:span text:style-name="T3">My Spaces</text:span> in admin bar</text:p>
            <text:p/>
          </table:table-cell>
          <table:table-cell table:style-name="ce169" office:value-type="string">
            <text:p>Public Spaces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2" office:value-type="string">
            <text:p>SMOKE_PLF_INT_02</text:p>
          </table:table-cell>
          <table:table-cell table:style-name="ce15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2" office:value-type="string">
            <text:p>Smoke/Integration/Space</text:p>
          </table:table-cell>
          <table:table-cell table:style-name="ce166" office:value-type="string">
            <text:p>Add space</text:p>
          </table:table-cell>
          <table:table-cell table:style-name="ce169" office:value-type="string">
            <text:p>Step 2: Add space</text:p>
          </table:table-cell>
          <table:table-cell table:style-name="ce174" office:value-type="string">
            <text:p><text:span text:style-name="T4">- Click Add </text:span><text:span text:style-name="T4">new space</text:span></text:p>
            <text:p><text:span text:style-name="T4">- Input Name </text:span><text:span text:style-name="T4">for space</text:span></text:p>
            <text:p><text:span text:style-name="T4">- Click </text:span><text:span text:style-name="T5">Create</text:span></text:p>
          </table:table-cell>
          <table:table-cell table:style-name="ce169" office:value-type="string">
            <text:p>New space is added. Space details is shown, there're some applications are integrated &amp; listed in top-righ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53" office:value-type="string">
            <text:p>SMOKE_PLF_INT_03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alendar</text:p>
          </table:table-cell>
          <table:table-cell table:style-name="ce44" office:value-type="string">
            <text:p>Check integrate with Calendar</text:p>
          </table:table-cell>
          <table:table-cell table:style-name="ce170" office:value-type="string">
            <text:p>Step 1: Show integrated Calendar</text:p>
          </table:table-cell>
          <table:table-cell table:style-name="ce170" office:value-type="string">
            <text:p>In a specific space:</text:p>
            <text:p>Click <text:span text:style-name="T3">Agenda</text:span> tab</text:p>
          </table:table-cell>
          <table:table-cell table:style-name="ce170" office:value-type="string">
            <text:p>The calendar page is shown in right pane of Home page, left pane of calendar is hidde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2: Add event on calendar</text:p>
          </table:table-cell>
          <table:table-cell table:style-name="ce170" office:value-type="string">
            <text:p>- Click <text:span text:style-name="T3">Event</text:span> or <text:span text:style-name="T3">Add event</text:span></text:p>
            <text:p>- Input needed values for fields</text:p>
            <text:p>- Click Save</text:p>
          </table:table-cell>
          <table:table-cell table:style-name="ce170" office:value-type="string">
            <text:p>New Event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3: Check adding activity for added ev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even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53" office:value-type="string">
            <text:p>SMOKE_PLF_INT_04</text:p>
          </table:table-cell>
          <table:table-cell table:style-name="ce158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44" office:value-type="string">
            <text:p>Check integrate with Wiki</text:p>
          </table:table-cell>
          <table:table-cell table:style-name="ce169" office:value-type="string">
            <text:p>Step 1: Show integrated Wiki</text:p>
          </table:table-cell>
          <table:table-cell table:style-name="ce166" office:value-type="string">
            <text:p>In a specific space: Click Wiki tab</text:p>
          </table:table-cell>
          <table:table-cell table:style-name="ce170" office:value-type="string">
            <text:p>The Wiki page is shown in right pane of Home page, stay at Wiki Home of current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1" office:value-type="string">
            <text:p>Step 2: Add new page</text:p>
          </table:table-cell>
          <table:table-cell table:style-name="ce171" office:value-type="string">
            <text:p>- Click <text:span text:style-name="T3">Add </text:span><text:span text:style-name="T3">page → </text:span><text:s/><text:span text:style-name="T3">Blank page</text:span></text:p>
            <text:p>- Put needed values</text:p>
            <text:p>- <text:span text:style-name="T3">Save</text:span></text:p>
          </table:table-cell>
          <table:table-cell table:style-name="ce171" office:value-type="string">
            <text:p>New wiki page is added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53" office:value-type="string">
            <text:p>SMOKE_PLF_INT_05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Sites Explorer</text:p>
          </table:table-cell>
          <table:table-cell table:style-name="ce44" office:value-type="string">
            <text:p>Check integrate with Sites Explorer</text:p>
          </table:table-cell>
          <table:table-cell table:style-name="ce169" office:value-type="string">
            <text:p>Step 1: Show integrated Content Explorer</text:p>
          </table:table-cell>
          <table:table-cell table:style-name="ce166" office:value-type="string">
            <text:p>In a specific space: Click <text:span text:style-name="T3">Documents</text:span> <text:s/>tab</text:p>
          </table:table-cell>
          <table:table-cell table:style-name="ce170" office:value-type="string">
            <text:p>The Content Explorer (Sites Explorer) page is shown in right pane of Home page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26">
          <table:table-cell table:style-name="ce1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2" office:value-type="string">
            <text:p>Step 2: Add document</text:p>
          </table:table-cell>
          <table:table-cell table:style-name="ce172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72" office:value-type="string">
            <text:p>New document is added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12">
          <table:table-cell table:style-name="ce1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0" office:value-type="string">
            <text:p>Step 3: Check adding activity for added docum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document</text:p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12">
          <table:table-cell table:style-name="ce145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153" office:value-type="string">
            <text:p>SMOKE_PLF_INT_06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Forum</text:p>
          </table:table-cell>
          <table:table-cell table:style-name="ce44" office:value-type="string">
            <text:p>Check integrate with Forum</text:p>
          </table:table-cell>
          <table:table-cell table:style-name="ce169" office:value-type="string">
            <text:p>Step 1: Show integrated Forum</text:p>
          </table:table-cell>
          <table:table-cell table:style-name="ce166" office:value-type="string">
            <text:p>In a specific space: Click<text:span text:style-name="T3"> </text:span><text:span text:style-name="T3">Discussion</text:span> tab</text:p>
          </table:table-cell>
          <table:table-cell table:style-name="ce170" office:value-type="string">
            <text:p>The Forum page is shown in right pane of Home page, stay at Forum of this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1" office:value-type="string">
            <text:p>Step 2: Add new topic</text:p>
          </table:table-cell>
          <table:table-cell table:style-name="ce171" office:value-type="string">
            <text:p>- Click <text:span text:style-name="T3">Start </text:span><text:span text:style-name="T3">topic</text:span></text:p>
            <text:p>- Input values</text:p>
            <text:p>- Click<text:span text:style-name="T3"> </text:span><text:span text:style-name="T3">Submit</text:span></text:p>
          </table:table-cell>
          <table:table-cell table:style-name="ce171" office:value-type="string">
            <text:p>New topic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53" office:value-type="string">
            <text:p>SMOKE_PLF_INT_07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Application</text:p>
          </table:table-cell>
          <table:table-cell table:style-name="ce44" office:value-type="string">
            <text:p>Add integrated application</text:p>
          </table:table-cell>
          <table:table-cell table:style-name="ce171" office:value-type="string">
            <text:p>Step 1: Show space settings form</text:p>
          </table:table-cell>
          <table:table-cell table:style-name="ce166" office:value-type="string">
            <text:p><text:span text:style-name="T6">In a specific </text:span><text:span text:style-name="T6">space: </text:span></text:p>
            <text:p>- Click <text:span text:style-name="T3">Space </text:span><text:span text:style-name="T3">Setting</text:span> icon</text:p>
          </table:table-cell>
          <table:table-cell table:style-name="ce177" office:value-type="string">
            <text:p>Space settings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2: Show add application form</text:p>
          </table:table-cell>
          <table:table-cell table:style-name="ce171" office:value-type="string">
            <text:p>- Choose <text:span text:style-name="T3">Applications</text:span> tab</text:p>
            <text:p>- Click <text:span text:style-name="T3">Add</text:span></text:p>
          </table:table-cell>
          <table:table-cell table:style-name="ce171" office:value-type="string">
            <text:p>Applications list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18: Add application</text:p>
          </table:table-cell>
          <table:table-cell table:style-name="ce171" office:value-type="string">
            <text:p>- Click cross + icon at the application you want to add</text:p>
            <text:p>- Click x to close Applications list</text:p>
          </table:table-cell>
          <table:table-cell table:style-name="ce171" office:value-type="string">
            <text:p>Chosen application is listed in integrated application list in both left &amp; right pa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53" office:value-type="string">
            <text:p>SMOKE_PLF_INT_08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IDE</text:p>
          </table:table-cell>
          <table:table-cell table:style-name="ce44" office:value-type="string">
            <text:p>Check IDE</text:p>
          </table:table-cell>
          <table:table-cell table:style-name="ce171" office:value-type="string">
            <text:p>Step 1: Check IDE page</text:p>
          </table:table-cell>
          <table:table-cell table:style-name="ce171" office:value-type="string">
            <text:p>Move mouse over the <text:span text:style-name="T3">Setup Menu</text:span><text:span text:style-name="T7"> </text:span><text:span text:style-name="T7">icon on the </text:span><text:span text:style-name="T7">top-right</text:span></text:p>
          </table:table-cell>
          <table:table-cell table:style-name="ce171" office:value-type="string">
            <text:p>There's IDE pag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2" office:value-type="string">
            <text:p>SMOKE_PLF_INT_08</text:p>
          </table:table-cell>
          <table:table-cell table:style-name="ce157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62" office:value-type="string">
            <text:p>Smoke/Integration/IDE</text:p>
          </table:table-cell>
          <table:table-cell table:style-name="ce166" office:value-type="string">
            <text:p>Check IDE</text:p>
          </table:table-cell>
          <table:table-cell table:style-name="ce171" office:value-type="string">
            <text:p>Step 2: Check showing IDE page</text:p>
          </table:table-cell>
          <table:table-cell table:style-name="ce171" office:value-type="string">
            <text:p>Click on <text:span text:style-name="T3">IDE</text:span></text:p>
          </table:table-cell>
          <table:table-cell table:style-name="ce171" office:value-type="string">
            <text:p>IDE page is shown correctly, dev-monit workspace is selected as defaul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153" office:value-type="string">
            <text:p>SMOKE_PLF_INT_09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7" office:value-type="string">
            <text:p>Install CMIS Expert gadget</text:p>
          </table:table-cell>
          <table:table-cell table:style-name="ce168" office:value-type="string">
            <text:p>Step 1: Open form to add gadget</text:p>
          </table:table-cell>
          <table:table-cell table:style-name="ce175" office:value-type="string">
            <text:p>Move mouse over the <text:span text:style-name="T3">Setup Menu</text:span><text:span text:style-name="T7"> </text:span><text:span text:style-name="T7">icon on the </text:span><text:span text:style-name="T7">top-right and </text:span><text:span text:style-name="T7">select</text:span> Applications </text:p>
          </table:table-cell>
          <table:table-cell table:style-name="ce178" office:value-type="string">
            <text:p>Application registry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4">
          <table:table-cell table:style-name="ce1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52" office:value-type="string">
            <text:p>SMOKE_PLF_INT_09</text:p>
          </table:table-cell>
          <table:table-cell table:style-name="ce157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2: Add gadget</text:p>
          </table:table-cell>
          <table:table-cell table:style-name="ce175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78" office:value-type="string">
            <text:p>New Gadget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3: Add the gadget to Gadgets category</text:p>
          </table:table-cell>
          <table:table-cell table:style-name="ce175" office:value-type="string">
            <text:p>- Click on "Click here to add into categories" and enable checkbox <text:span text:style-name="T3">Gadgets</text:span></text:p>
          </table:table-cell>
          <table:table-cell table:style-name="ce178" office:value-type="string">
            <text:p>Add gadget into category is do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4: Import application</text:p>
          </table:table-cell>
          <table:table-cell table:style-name="ce175" office:value-type="string">
            <text:p>- Go to Categories and do Import Applications</text:p>
          </table:table-cell>
          <table:table-cell table:style-name="ce178" office:value-type="string">
            <text:p>Applications are imported &amp; listed in left pa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6">
          <table:table-cell table:style-name="ce1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5: Add page with CMIS</text:p>
          </table:table-cell>
          <table:table-cell table:style-name="ce175" office:value-type="string">
            <text:p>- Go to <text:span text:style-name="T3">Edit </text:span><text:span text:style-name="T3">→ Page → </text:span><text:span text:style-name="T3">Add page</text:span></text:p>
            <text:p>- Choose the path for new page</text:p>
            <text:p>- Input <text:span text:style-name="T3">CMISexpert</text:span> for page name</text:p>
            <text:p>- At step 3 of Add page wizard, drag &amp; drop <text:span text:style-name="T3">CMIS </text:span><text:span text:style-name="T3">Expert</text:span> gadget portlet into page</text:p>
            <text:p>- <text:span text:style-name="T3">Save</text:span></text:p>
          </table:table-cell>
          <table:table-cell table:style-name="ce178" office:value-type="string">
            <text:p>New page with CMIS is added &amp; well display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" table:number-rows-repeated="3">
          <table:table-cell table:number-columns-repeated="255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0" table:number-columns-repeated="2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 table:number-rows-repeated="5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71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3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 table:number-rows-repeated="10">
          <table:table-cell table:style-name="ce142" table:number-columns-repeated="255"/>
        </table:table-row>
        <table:table-row table:style-name="ro1" table:number-rows-repeated="104847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6">
          <table:table-cell table:style-name="ce123" office:value-type="string" table:number-columns-spanned="4" table:number-rows-spanned="2">
            <text:p>Smoke Tests</text:p>
          </table:table-cell>
          <table:covered-table-cell table:style-name="ce126"/>
          <table:covered-table-cell table:style-name="ce126"/>
          <table:covered-table-cell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23"/>
          <table:covered-table-cell table:style-name="ce126"/>
          <table:covered-table-cell table:style-name="ce126"/>
          <table:covered-table-cell table:style-name="ce126"/>
          <table:covered-table-cell table:style-name="ce127"/>
          <table:table-cell table:number-columns-repeated="244"/>
        </table:table-row>
        <table:table-row table:style-name="ro17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0"/>
          <table:table-cell table:number-columns-repeated="244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31" table:formula="of:=SUMPRODUCT(([Data.B$7:Data.B$1035]=[.$A4])*([Data.A$7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2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31" table:formula="of:=SUMPRODUCT(([Data.B$5:Data.B$1035]=[.$A5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31" table:formula="of:=SUMPRODUCT(([Data.B$5:Data.B$1035]=[.$A6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Wiki</text:p>
          </table:table-cell>
          <table:table-cell table:style-name="ce44" office:value-type="string">
            <text:p>Check integrate with Wiki</text:p>
          </table:table-cell>
          <table:table-cell table:style-name="ce131" table:formula="of:=SUMPRODUCT(([Data.B$5:Data.B$1035]=[.$A7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31" table:formula="of:=SUMPRODUCT(([Data.B$5:Data.B$1035]=[.$A8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2">
          <table:table-cell table:style-name="ce40" office:value-type="string">
            <text:p>SMOKE_PLF_INT_06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31" table:formula="of:=SUMPRODUCT(([Data.B$5:Data.B$1035]=[.$A9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31" table:formula="of:=SUMPRODUCT(([Data.B$5:Data.B$1035]=[.$A10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31" table:formula="of:=SUMPRODUCT(([Data.B$5:Data.B$1035]=[.$A11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31" table:formula="of:=SUMPRODUCT(([Data.B$5:Data.B$1035]=[.$A12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8">
          <table:table-cell table:style-name="ce125" office:value-type="string" table:number-columns-spanned="4" table:number-rows-spanned="1">
            <text:p>TOTAL</text:p>
          </table:table-cell>
          <table:covered-table-cell table:style-name="ce128"/>
          <table:covered-table-cell table:style-name="ce129"/>
          <table:covered-table-cell table:style-name="ce129"/>
          <table:table-cell table:style-name="ce132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9">04/09/2012</text:date>, <text:time>16:1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4-09T16:16:50</dc:date>
    <meta:print-date>2008-06-17T00:45:47</meta:print-date>
    <meta:editing-cycles>797</meta:editing-cycles>
    <meta:editing-duration>PT314H56M04S</meta:editing-duration>
    <dc:creator>exoplatform </dc:creator>
    <meta:document-statistic meta:table-count="4" meta:cell-count="473" meta:object-count="1"/>
    <meta:user-defined meta:name="Info 1"/>
    <meta:user-defined meta:name="Info 2"/>
    <meta:user-defined meta:name="Info 3"/>
    <meta:user-defined meta:name="Info 4"/>
  </office:meta>
</office:document-meta>
</file>